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0435" officeooo:paragraph-rsid="000b0435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b0435" officeooo:paragraph-rsid="000b043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0b0435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b0435" officeooo:paragraph-rsid="000b0435"/>
    </style:style>
    <style:style style:name="P6" style:family="paragraph" style:parent-style-name="Standard">
      <style:text-properties fo:font-size="14pt" fo:font-weight="bold"/>
    </style:style>
    <style:style style:name="P7" style:family="paragraph" style:parent-style-name="Standard">
      <style:text-properties fo:font-size="14pt" fo:font-weight="bold" officeooo:paragraph-rsid="000b0435"/>
    </style:style>
    <style:style style:name="P8" style:family="paragraph" style:parent-style-name="Standard">
      <style:text-properties fo:font-size="12pt" fo:font-weight="normal" officeooo:paragraph-rsid="000b0435"/>
    </style:style>
    <style:style style:name="P9" style:family="paragraph" style:parent-style-name="Standard">
      <style:text-properties fo:font-size="12pt" fo:font-weight="bold" officeooo:paragraph-rsid="000b0435"/>
    </style:style>
    <style:style style:name="P10" style:family="paragraph" style:parent-style-name="Standard">
      <style:text-properties fo:font-weight="bold"/>
    </style:style>
    <style:style style:name="P11" style:family="paragraph" style:parent-style-name="Standard">
      <style:text-properties fo:font-size="12pt" fo:font-weight="normal" officeooo:paragraph-rsid="000b0435"/>
    </style:style>
    <style:style style:name="P12" style:family="paragraph" style:parent-style-name="Standard">
      <style:text-properties fo:font-size="12pt" fo:font-weight="bold" officeooo:rsid="000ddce3" officeooo:paragraph-rsid="000ddce3"/>
    </style:style>
    <style:style style:name="T1" style:family="text">
      <style:text-properties officeooo:rsid="000b0435"/>
    </style:style>
    <style:style style:name="T2" style:family="text">
      <style:text-properties fo:font-size="14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******Default*****************************</text:p>
      <text:p text:style-name="P3">repo rp2040-rp2350-freertos</text:p>
      <text:p text:style-name="P4">repo is for both the RP2040 &amp; RP2350</text:p>
      <text:p text:style-name="P1"><text:span text:style-name="T2">supporting <text:s/>Raspberry Pi repo </text:span><text:a xlink:type="simple" xlink:href="https://github.com/raspberrypi/FreeRTOS-Kernel.git" text:style-name="Internet_20_link" text:visited-style-name="Visited_20_Internet_20_Link"><text:span text:style-name="T2">https://github.com/raspberrypi/FreeRTOS-Kernel.git</text:span></text:a></text:p>
      <text:p text:style-name="P5">01/14/24</text:p>
      <text:p text:style-name="P3"/>
      <text:p text:style-name="P2">*****************************Default*****************************</text:p>
      <text:p text:style-name="P10">build-steps-notes</text:p>
      <text:p text:style-name="Standard">Several env variables need to be setup</text:p>
      <text:p text:style-name="Standard"><text:tab/>export PICO_SDK_PATH=/home/devel/pico2/pico-sdk</text:p>
      <text:p text:style-name="Standard"><text:tab/>export FREERTOS_KERNEL_PATH=/home/devel/pico2/freertos-lib/FreeRTOS-Kernel</text:p>
      <text:p text:style-name="Standard"><text:tab/>export PICO_EXTRAS_PATH=/home/devel/pico-extras</text:p>
      <text:p text:style-name="Standard"><text:tab/>export PIPELINEC_REPO="$HOME/PipelineC"</text:p>
      <text:p text:style-name="Standard"><text:tab/>export OSS_CAD_SUITE=$HOME/oss-cad-suite/</text:p>
      <text:p text:style-name="Standard"><text:tab/>export PICTOOL_FETCH_FROM_GITHUB=/home/devel/pico2/BUILT_PICOTOOL</text:p>
      <text:p text:style-name="Standard"/>
      <text:p text:style-name="Standard">Starting from git@github.com:develone/rp2040-freertos-project.git dev branch Uses FreeRTOS-Kernel </text:p>
      <text:p text:style-name="Standard">from Raspberry Pi repo https://github.com/raspberrypi/FreeRTOS-Kernel.git</text:p>
      <text:p text:style-name="Standard"/>
      <text:p text:style-name="Standard">steps for using repo https://github.com/develone/rp2040-rp2350-freertos.git </text:p>
      <text:p text:style-name="Standard">devel@pi5-90:~/rp2350-freeRTOS/build $ echo $FREERTOS_KERNEL_PATH</text:p>
      <text:p text:style-name="Standard">/home/devel/pico2/freertos-lib/FreeRTOS-Kernel</text:p>
      <text:p text:style-name="Standard"><text:tab/>cd pico2</text:p>
      <text:p text:style-name="Standard"><text:tab/>git clone https://github.com/develone/rp2040-rp2350-freertos.git</text:p>
      <text:p text:style-name="Standard"><text:tab/>cd FreeRTOS-Kernel</text:p>
      <text:p text:style-name="Standard"><text:tab/>cd ..</text:p>
      <text:p text:style-name="Standard"><text:tab/>git clone https://github.com/develone/pico-sdk.git -b my-2.1.0</text:p>
      <text:p text:style-name="Standard"><text:tab/>cd pico-sdk<text:tab/></text:p>
      <text:p text:style-name="Standard"><text:tab/>git submodules update --init</text:p>
      <text:p text:style-name="Standard"><text:tab/>cd ../BUILT_PICOTOOL/</text:p>
      <text:p text:style-name="Standard"><text:tab/>git clone https://github.com/raspberrypi/picotool.git</text:p>
      <text:p text:style-name="Standard"><text:tab/>mkdir build </text:p>
      <text:p text:style-name="Standard"><text:tab/>cd build</text:p>
      <text:p text:style-name="Standard"><text:tab/>cmake ../</text:p>
      <text:p text:style-name="Standard"><text:tab/>sudo make install</text:p>
      <text:p text:style-name="Standard"><text:tab/>cd ~/</text:p>
      <text:p text:style-name="Standard"><text:tab/>git clone https://github.com/develone/rp2040-rp2350-freertos.git</text:p>
      <text:p text:style-name="Standard"><text:tab/>cd ~/rp2040-rp2350-freertos</text:p>
      <text:p text:style-name="Standard"><text:tab/>./compile-rp2350.sh</text:p>
      <text:p text:style-name="Standard"><text:tab/>or</text:p>
      <text:p text:style-name="Standard"><text:tab/>./compile-rp2350.sh</text:p>
      <text:p text:style-name="Standard"><text:tab/>mkdir build-rp2040</text:p>
      <text:p text:style-name="Standard"><text:tab/>find . -name *.uf2 | wc</text:p>
      <text:p text:style-name="Standard"><text:tab/>37 <text:s text:c="5"/>37 <text:s text:c="3"/>1614</text:p>
      <text:p text:style-name="Standard"/>
      <text:p text:style-name="Standard">**************************</text:p>
      <text:p text:style-name="Standard"><text:tab/>mkdir build-rp2350</text:p>
      <text:p text:style-name="Standard"><text:tab/>cd build-rp2350</text:p>
      <text:p text:style-name="Standard"><text:tab/>cmake .. -DPICO_BOARD=pico2 -DPICO_PLATFORM=rp2350 </text:p>
      <text:p text:style-name="Standard"><text:soft-page-break/><text:tab/>make </text:p>
      <text:p text:style-name="Standard"><text:tab/>or</text:p>
      <text:p text:style-name="Standard"><text:tab/>make VERBOSE=1 &gt; make_output.txt 2&gt;&amp;1</text:p>
      <text:p text:style-name="Standard"><text:tab/>cd build-rp2040</text:p>
      <text:p text:style-name="Standard"><text:tab/>cmake .. -DPICO_BOARD=pico -DPICO_PLATFORM=rp2040 </text:p>
      <text:p text:style-name="Standard"><text:tab/>make </text:p>
      <text:p text:style-name="Standard"><text:tab/>or</text:p>
      <text:p text:style-name="Standard"><text:tab/>make VERBOSE=1 &gt; make_output_rp2040.txt 2&gt;&amp;1</text:p>
      <text:p text:style-name="Standard"/>
      <text:p text:style-name="Standard"><text:s/>This repo is for both the RP2040 &amp; RP2350</text:p>
      <text:p text:style-name="Standard"/>
      <text:p text:style-name="P6">hello_freert<text:span text:style-name="T1">o</text:span>s1</text:p>
      <text:p text:style-name="Standard">Welcome to minicom 2.8</text:p>
      <text:p text:style-name="Standard"/>
      <text:p text:style-name="Standard">OPTIONS: I18n </text:p>
      <text:p text:style-name="Standard">Port /dev/ttyUSB0, 10:08:42</text:p>
      <text:p text:style-name="Standard"/>
      <text:p text:style-name="Standard">Press CTRL-A Z for help on special keys</text:p>
      <text:p text:style-name="Standard"/>
      <text:p text:style-name="Standard">Running on RP2350 </text:p>
      <text:p text:style-name="Standard">Starting FreeRTOS on core 0:</text:p>
      <text:p text:style-name="Standard">Hello from worker count=0</text:p>
      <text:p text:style-name="Standard">Hello from main task count=0</text:p>
      <text:p text:style-name="Standard">blink_task starts</text:p>
      <text:p text:style-name="Standard">Hello from main task count=1</text:p>
      <text:p text:style-name="Standard"/>
      <text:p text:style-name="P7">hello_freert<text:span text:style-name="T1">o</text:span>s<text:span text:style-name="T1">2</text:span></text:p>
      <text:p text:style-name="P8">Welcome to minicom 2.8</text:p>
      <text:p text:style-name="P8"/>
      <text:p text:style-name="P8">OPTIONS: I18n </text:p>
      <text:p text:style-name="P8">Port /dev/ttyUSB0, 09:58:54</text:p>
      <text:p text:style-name="P8"/>
      <text:p text:style-name="P8">Press CTRL-A Z for help on special keys</text:p>
      <text:p text:style-name="P8"/>
      <text:p text:style-name="P8">Running on RP2040 </text:p>
      <text:p text:style-name="P8">Starting FreeRTOS SMP on both cores:</text:p>
      <text:p text:style-name="P8">Hello from worker count=0</text:p>
      <text:p text:style-name="P8">worker is on core 0</text:p>
      <text:p text:style-name="P8">main task is on core 0</text:p>
      <text:p text:style-name="P8">Hello from main task count=0</text:p>
      <text:p text:style-name="P8">blink_task starts</text:p>
      <text:p text:style-name="P8">blink task is on core 1</text:p>
      <text:p text:style-name="P8">Hello from main task count=1</text:p>
      <text:p text:style-name="P8"/>
      <text:p text:style-name="P9">2tasks</text:p>
      <text:p text:style-name="P8">Welcome to minicom 2.8</text:p>
      <text:p text:style-name="P8"/>
      <text:p text:style-name="P8">OPTIONS: I18n </text:p>
      <text:p text:style-name="P8">Port /dev/ttyUSB0, 07:19:04</text:p>
      <text:p text:style-name="P8"/>
      <text:p text:style-name="P8">Press CTRL-A Z for help on special keys</text:p>
      <text:p text:style-name="P8"/>
      <text:p text:style-name="P8"><text:soft-page-break/>Running on RP2350 </text:p>
      <text:p text:style-name="P8">LED is ON! </text:p>
      <text:p text:style-name="P8">LED is OFF! </text:p>
      <text:p text:style-name="P8">LED is ON! </text:p>
      <text:p text:style-name="P8">LED is OFF! </text:p>
      <text:p text:style-name="P8">LED is ON! </text:p>
      <text:p text:style-name="P8">LED is OFF! </text:p>
      <text:p text:style-name="P8">LED is ON! </text:p>
      <text:p text:style-name="P8">LED is OFF!</text:p>
      <text:p text:style-name="P8"/>
      <text:p text:style-name="P9">Scheduling</text:p>
      <text:p text:style-name="P8">Welcome to minicom 2.8</text:p>
      <text:p text:style-name="P8"/>
      <text:p text:style-name="P8">OPTIONS: I18n </text:p>
      <text:p text:style-name="P8">Port /dev/ttyUSB0, 06:55:44</text:p>
      <text:p text:style-name="P8"/>
      <text:p text:style-name="P8">Press CTRL-A Z for help on special keys</text:p>
      <text:p text:style-name="P8"/>
      <text:p text:style-name="P8">Running on RP2350 </text:p>
      <text:p text:style-name="P8">Task 2 is currently running</text:p>
      <text:p text:style-name="P8">Task 1 is currently running</text:p>
      <text:p text:style-name="P8">Task 2 is currently running</text:p>
      <text:p text:style-name="P8">Task 1 is currently running</text:p>
      <text:p text:style-name="P8">Task 2 is currently running</text:p>
      <text:p text:style-name="P8">Task 1 is currently running</text:p>
      <text:p text:style-name="P8">Task 2 is currently running</text:p>
      <text:p text:style-name="P8">Task 1 is currently running</text:p>
      <text:p text:style-name="P8">Task 2 is currently running</text:p>
      <text:p text:style-name="P8">Task 1 is currently running</text:p>
      <text:p text:style-name="P8"/>
      <text:p text:style-name="P12">Mutex</text:p>
      <text:p text:style-name="P8">Running on RP2350 </text:p>
      <text:p text:style-name="P8">111111111</text:p>
      <text:p text:style-name="P8">222222222</text:p>
      <text:p text:style-name="P8">111111111</text:p>
      <text:p text:style-name="P8">222222222</text:p>
      <text:p text:style-name="P8">111111111</text:p>
      <text:p text:style-name="P8">222222222</text:p>
      <text:p text:style-name="P8">111111111</text:p>
      <text:p text:style-name="P8">222222222</text:p>
      <text:p text:style-name="P8">111111111</text:p>
      <text:p text:style-name="P8">222222222</text:p>
      <text:p text:style-name="P8">111111111</text:p>
      <text:p text:style-name="P8"/>
      <text:p text:style-name="P7">pico-littlefs-<text:span text:style-name="T1">examples-</text:span>0-1-2</text:p>
      <text:p text:style-name="P9">example0.uf2</text:p>
      <text:p text:style-name="Standard">devel@pi5-90:~ $ minicom myusb0 </text:p>
      <text:p text:style-name="P8"/>
      <text:p text:style-name="P8">format (N/y) ? </text:p>
      <text:p text:style-name="P8">FS: blocks 64, block size 4096, used 2</text:p>
      <text:p text:style-name="P8">Boot count: 1</text:p>
      <text:p text:style-name="P8">File size (should be 4) : 4</text:p>
      <text:p text:style-name="P8"><text:soft-page-break/></text:p>
      <text:p text:style-name="P8"/>
      <text:p text:style-name="P8"/>
      <text:p text:style-name="P9">example1.uf2</text:p>
      <text:p text:style-name="P8">devel@pi5-90:~ $ minicom myusb0 </text:p>
      <text:p text:style-name="P8">Hit any key</text:p>
      <text:p text:style-name="P8">File list</text:p>
      <text:p text:style-name="P8">.</text:p>
      <text:p text:style-name="P8">..</text:p>
      <text:p text:style-name="P8">boot_count</text:p>
      <text:p text:style-name="P8">End of list</text:p>
      <text:p text:style-name="P8">Creating 32 files</text:p>
      <text:p text:style-name="P8">File list</text:p>
      <text:p text:style-name="P8">.</text:p>
      <text:p text:style-name="P8">..</text:p>
      <text:p text:style-name="P8">11086282596.tst</text:p>
      <text:p text:style-name="P8">11131774259.tst</text:p>
      <text:p text:style-name="P8">11134519721.tst</text:p>
      <text:p text:style-name="P8">11159678392.tst</text:p>
      <text:p text:style-name="P8">11255903633.tst</text:p>
      <text:p text:style-name="P8">11410932295.tst</text:p>
      <text:p text:style-name="P8">1154866954.tst</text:p>
      <text:p text:style-name="P8">11573908997.tst</text:p>
      <text:p text:style-name="P8">11629436278.tst</text:p>
      <text:p text:style-name="P8">11646566880.tst</text:p>
      <text:p text:style-name="P8">11734980231.tst</text:p>
      <text:p text:style-name="P8">11746841065.tst</text:p>
      <text:p text:style-name="P8">11874488172.tst</text:p>
      <text:p text:style-name="P8">11885772828.tst <text:s text:c="64"/></text:p>
      <text:p text:style-name="P8">11904406061.tst <text:s text:c="64"/></text:p>
      <text:p text:style-name="P8">11932629191.tst <text:s text:c="64"/></text:p>
      <text:p text:style-name="P8">12062972839.tst <text:s text:c="64"/></text:p>
      <text:p text:style-name="P8">12129434355.tst <text:s text:c="64"/></text:p>
      <text:p text:style-name="P8">12147260458.tst <text:s text:c="64"/></text:p>
      <text:p text:style-name="P8">1282962927.tst <text:s text:c="65"/></text:p>
      <text:p text:style-name="P8">1293130104.tst <text:s text:c="65"/></text:p>
      <text:p text:style-name="P8">1382971559.tst <text:s text:c="65"/></text:p>
      <text:p text:style-name="P8">152650143.tst <text:s text:c="66"/></text:p>
      <text:p text:style-name="P8">1569326942.tst <text:s text:c="65"/></text:p>
      <text:p text:style-name="P8">1642008697.tst <text:s text:c="65"/></text:p>
      <text:p text:style-name="P8">1735430261.tst <text:s text:c="65"/></text:p>
      <text:p text:style-name="P8">1758014368.tst <text:s text:c="65"/></text:p>
      <text:p text:style-name="P8">1777190218.tst <text:s text:c="65"/></text:p>
      <text:p text:style-name="P8">1780581502.tst <text:s text:c="65"/></text:p>
      <text:p text:style-name="P8">1821919613.tst <text:s text:c="65"/></text:p>
      <text:p text:style-name="P8">1921421196.tst <text:s text:c="65"/></text:p>
      <text:p text:style-name="P8">1989347765.tst <text:s text:c="65"/></text:p>
      <text:p text:style-name="P8">boot_count <text:s text:c="69"/></text:p>
      <text:p text:style-name="P8">End of list <text:s text:c="68"/></text:p>
      <text:p text:style-name="P8">FS: blocks 64, block size 4096, used 2 <text:s text:c="41"/></text:p>
      <text:p text:style-name="P8">Renaming 32 files <text:s text:c="62"/></text:p>
      <text:p text:style-name="P8">File list <text:s text:c="70"/></text:p>
      <text:p text:style-name="P8"><text:soft-page-break/>. <text:s text:c="78"/></text:p>
      <text:p text:style-name="P8">.. <text:s text:c="77"/></text:p>
      <text:p text:style-name="P8">21086301339.tst <text:s text:c="64"/></text:p>
      <text:p text:style-name="P8">21131773644.tst <text:s text:c="64"/></text:p>
      <text:p text:style-name="P8">21134533206.tst <text:s text:c="64"/></text:p>
      <text:p text:style-name="P8">21159706183.tst <text:s text:c="64"/></text:p>
      <text:p text:style-name="P8">21255894638.tst <text:s text:c="64"/></text:p>
      <text:p text:style-name="P8">21410982328.tst <text:s text:c="64"/></text:p>
      <text:p text:style-name="P8">2154921717.tst <text:s text:c="65"/></text:p>
      <text:p text:style-name="P8">21573850618.tst <text:s text:c="64"/></text:p>
      <text:p text:style-name="P8">21629472393.tst <text:s text:c="64"/></text:p>
      <text:p text:style-name="P8">21646551583.tst <text:s text:c="64"/></text:p>
      <text:p text:style-name="P8">21734954360.tst <text:s text:c="64"/></text:p>
      <text:p text:style-name="P8">21746817558.tst <text:s text:c="64"/></text:p>
      <text:p text:style-name="P8">21874498707.tst <text:s text:c="64"/></text:p>
      <text:p text:style-name="P8">21885758435.tst <text:s text:c="64"/></text:p>
      <text:p text:style-name="P8">21904349650.tst <text:s text:c="64"/></text:p>
      <text:p text:style-name="P8">21932618552.tst <text:s text:c="64"/></text:p>
      <text:p text:style-name="P8">22062977112.tst <text:s text:c="64"/></text:p>
      <text:p text:style-name="P8">22129422604.tst <text:s text:c="64"/></text:p>
      <text:p text:style-name="P8">22147248085.tst <text:s text:c="64"/></text:p>
      <text:p text:style-name="P8">2282940432.tst <text:s text:c="65"/></text:p>
      <text:p text:style-name="P8">2293089415.tst <text:s text:c="65"/></text:p>
      <text:p text:style-name="P8">2382947672.tst <text:s text:c="65"/></text:p>
      <text:p text:style-name="P8">252666208.tst <text:s text:c="66"/></text:p>
      <text:p text:style-name="P8">2569361057.tst <text:s text:c="65"/></text:p>
      <text:p text:style-name="P8">2642038150.tst <text:s text:c="65"/></text:p>
      <text:p text:style-name="P8">2735394186.tst <text:s text:c="65"/></text:p>
      <text:p text:style-name="P8">2758029919.tst <text:s text:c="65"/></text:p>
      <text:p text:style-name="P8">2777127093.tst <text:s text:c="65"/></text:p>
      <text:p text:style-name="P8">2780551553.tst <text:s text:c="65"/></text:p>
      <text:p text:style-name="P8">2821919874.tst <text:s text:c="65"/></text:p>
      <text:p text:style-name="P8">2921385587.tst <text:s text:c="65"/></text:p>
      <text:p text:style-name="P8">2989380682.tst <text:s text:c="65"/></text:p>
      <text:p text:style-name="P8">boot_count <text:s text:c="69"/></text:p>
      <text:p text:style-name="P8">End of list <text:s text:c="68"/></text:p>
      <text:p text:style-name="P8">FS: blocks 64, block size 4096, used 2 <text:s text:c="41"/></text:p>
      <text:p text:style-name="P8">Verifying then removing 32 files <text:s text:c="47"/></text:p>
      <text:p text:style-name="P8">File list <text:s text:c="70"/></text:p>
      <text:p text:style-name="P8">. <text:s text:c="78"/></text:p>
      <text:p text:style-name="P8">.. <text:s text:c="77"/></text:p>
      <text:p text:style-name="P8">boot_count <text:s text:c="69"/></text:p>
      <text:p text:style-name="P8">End of list <text:s text:c="68"/></text:p>
      <text:p text:style-name="P8">FS: blocks 64, block size 4096, used 2 <text:s text:c="41"/></text:p>
      <text:p text:style-name="P8">Pass </text:p>
      <text:p text:style-name="P8"/>
      <text:p text:style-name="P9">example2.uf2</text:p>
      <text:p text:style-name="P8">Hit any key</text:p>
      <text:p text:style-name="P8">FS: blocks 64, block size 4096, used 2</text:p>
      <text:p text:style-name="P8">Creating 200K file</text:p>
      <text:p text:style-name="P8">FS: blocks 64, block size 4096, used 53</text:p>
      <text:p text:style-name="P8">reading 200K file</text:p>
      <text:p text:style-name="P8"><text:soft-page-break/>removing file</text:p>
      <text:p text:style-name="P8">FS: blocks 64, block size 4096, used 2</text:p>
      <text:p text:style-name="P8">Pas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2:21:47.841461381</meta:creation-date>
    <dc:date>2025-01-14T13:45:52.824430083</dc:date>
    <meta:editing-duration>PT28M16S</meta:editing-duration>
    <meta:editing-cycles>3</meta:editing-cycles>
    <meta:generator>LibreOffice/7.4.7.2$Linux_AARCH64 LibreOffice_project/40$Build-2</meta:generator>
    <meta:document-statistic meta:table-count="0" meta:image-count="0" meta:object-count="0" meta:page-count="6" meta:paragraph-count="232" meta:word-count="591" meta:character-count="9314" meta:non-whitespace-character-count="4425"/>
  </office:meta>
</office:document-meta>
</file>